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be103" officeooo:paragraph-rsid="001be103"/>
    </style:style>
    <style:style style:name="P2" style:family="paragraph" style:parent-style-name="Standard" style:list-style-name="L1">
      <style:text-properties fo:language="en" fo:country="US" officeooo:rsid="001be103" officeooo:paragraph-rsid="001be103"/>
    </style:style>
    <style:style style:name="P3" style:family="paragraph" style:parent-style-name="Standard" style:list-style-name="L1">
      <style:text-properties fo:language="en" fo:country="US" officeooo:rsid="001d8b9e" officeooo:paragraph-rsid="001d8b9e"/>
    </style:style>
    <style:style style:name="P4" style:family="paragraph" style:parent-style-name="Standard" style:list-style-name="L1">
      <style:text-properties fo:language="en" fo:country="US" officeooo:rsid="001d8b9e" officeooo:paragraph-rsid="0020e742"/>
    </style:style>
    <style:style style:name="P5" style:family="paragraph" style:parent-style-name="Standard" style:list-style-name="L1">
      <style:text-properties fo:language="en" fo:country="US" officeooo:rsid="001d8b9e" officeooo:paragraph-rsid="00227bc5"/>
    </style:style>
    <style:style style:name="P6" style:family="paragraph" style:parent-style-name="Standard" style:list-style-name="L1">
      <style:text-properties fo:language="en" fo:country="US" officeooo:rsid="001e735a" officeooo:paragraph-rsid="001e735a"/>
    </style:style>
    <style:style style:name="P7" style:family="paragraph" style:parent-style-name="Standard" style:list-style-name="L1">
      <style:text-properties fo:language="en" fo:country="US" officeooo:rsid="002053f8" officeooo:paragraph-rsid="002053f8"/>
    </style:style>
    <style:style style:name="P8" style:family="paragraph" style:parent-style-name="Standard">
      <style:text-properties fo:language="en" fo:country="US" officeooo:rsid="00235742" officeooo:paragraph-rsid="00235742"/>
    </style:style>
    <style:style style:name="P9" style:family="paragraph" style:parent-style-name="Standard">
      <style:text-properties fo:language="en" fo:country="US" fo:font-weight="bold" officeooo:rsid="00235742" officeooo:paragraph-rsid="00235742" style:font-weight-asian="bold" style:font-weight-complex="bold"/>
    </style:style>
    <style:style style:name="P10" style:family="paragraph" style:parent-style-name="Standard">
      <style:text-properties fo:language="en" fo:country="US" fo:font-weight="bold" officeooo:rsid="001be103" officeooo:paragraph-rsid="001be103" style:font-weight-asian="bold" style:font-weight-complex="bold"/>
    </style:style>
    <style:style style:name="P11" style:family="paragraph" style:parent-style-name="Standard" style:list-style-name="L2">
      <style:text-properties fo:language="en" fo:country="US" fo:font-weight="normal" officeooo:rsid="00235742" officeooo:paragraph-rsid="00235742" style:font-weight-asian="normal" style:font-weight-complex="normal"/>
    </style:style>
    <style:style style:name="P12" style:family="paragraph" style:parent-style-name="Standard" style:list-style-name="L2">
      <style:text-properties fo:language="en" fo:country="US" fo:font-weight="normal" officeooo:rsid="00235742" officeooo:paragraph-rsid="00235742" fo:background-color="#ffbf00" style:font-weight-asian="normal" style:font-weight-complex="normal"/>
    </style:style>
    <style:style style:name="P13" style:family="paragraph" style:parent-style-name="Standard" style:list-style-name="L1">
      <style:text-properties officeooo:paragraph-rsid="002053f8"/>
    </style:style>
    <style:style style:name="P14" style:family="paragraph" style:parent-style-name="Standard" style:list-style-name="L1">
      <style:text-properties officeooo:paragraph-rsid="001be103"/>
    </style:style>
    <style:style style:name="P15" style:family="paragraph" style:parent-style-name="Standard">
      <style:paragraph-properties fo:text-align="center" style:justify-single-word="false"/>
      <style:text-properties fo:font-size="18pt" fo:language="en" fo:country="US" fo:font-weight="bold" officeooo:rsid="001be103" officeooo:paragraph-rsid="001be103" style:font-size-asian="18pt" style:font-weight-asian="bold" style:font-size-complex="18pt" style:font-weight-complex="bold"/>
    </style:style>
    <style:style style:name="T1" style:family="text">
      <style:text-properties fo:language="en" fo:country="US" officeooo:rsid="002053f8"/>
    </style:style>
    <style:style style:name="T2" style:family="text">
      <style:text-properties fo:language="en" fo:country="US" officeooo:rsid="001be103"/>
    </style:style>
    <style:style style:name="T3" style:family="text">
      <style:text-properties fo:language="en" fo:country="US" officeooo:rsid="002b5555"/>
    </style:style>
    <style:style style:name="T4" style:family="text">
      <style:text-properties officeooo:rsid="001d8b9e"/>
    </style:style>
    <style:style style:name="T5" style:family="text">
      <style:text-properties officeooo:rsid="0020e742"/>
    </style:style>
    <style:style style:name="T6" style:family="text">
      <style:text-properties officeooo:rsid="00227bc5"/>
    </style:style>
    <style:style style:name="T7" style:family="text">
      <style:text-properties officeooo:rsid="00235742" fo:background-color="#ff0000" loext:char-shading-value="0"/>
    </style:style>
    <style:style style:name="T8" style:family="text">
      <style:text-properties fo:background-color="#ff0000" loext:char-shading-value="0"/>
    </style:style>
    <style:style style:name="T9" style:family="text">
      <style:text-properties officeooo:rsid="0020e742" fo:background-color="#ff0000" loext:char-shading-value="0"/>
    </style:style>
    <style:style style:name="T10" style:family="text">
      <style:text-properties officeooo:rsid="00227bc5" fo:background-color="#ff0000" loext:char-shading-value="0"/>
    </style:style>
    <style:style style:name="T11" style:family="text">
      <style:text-properties style:use-window-font-color="true" loext:opacity="0%" fo:language="en" fo:country="US" officeooo:rsid="00235742" fo:background-color="#ff0000" loext:char-shading-value="0"/>
    </style:style>
    <style:style style:name="T12" style:family="text">
      <style:text-properties style:use-window-font-color="true" loext:opacity="0%" fo:language="en" fo:country="US" officeooo:rsid="002053f8" fo:background-color="#ff0000" loext:char-shading-value="0"/>
    </style:style>
    <style:style style:name="T13" style:family="text">
      <style:text-properties officeooo:rsid="00248fe1"/>
    </style:style>
    <style:style style:name="T14" style:family="text">
      <style:text-properties officeooo:rsid="0025813d"/>
    </style:style>
    <style:style style:name="T15" style:family="text">
      <style:text-properties officeooo:rsid="0025ad12"/>
    </style:style>
    <style:style style:name="T16" style:family="text">
      <style:text-properties officeooo:rsid="002688d8"/>
    </style:style>
    <style:style style:name="T17" style:family="text">
      <style:text-properties officeooo:rsid="0028759c"/>
    </style:style>
    <style:style style:name="T18" style:family="text">
      <style:text-properties officeooo:rsid="002b5555"/>
    </style:style>
    <style:style style:name="T19" style:family="text">
      <style:text-properties officeooo:rsid="002bb360"/>
    </style:style>
    <style:style style:name="T20" style:family="text">
      <style:text-properties officeooo:rsid="002cdd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New data structure proposal</text:p>
      <text:p text:style-name="P1"/>
      <text:p text:style-name="P10">PROS:</text:p>
      <text:list xml:id="list82618824" text:style-name="L1">
        <text:list-item>
          <text:p text:style-name="P2">Ability to set per-track properties instead of per-station</text:p>
          <text:list>
            <text:list-item>
              <text:p text:style-name="P2">length (<text:span text:style-name="T16">real </text:span>centimeters or axes count)</text:p>
            </text:list-item>
            <text:list-item>
              <text:p text:style-name="P2">color</text:p>
            </text:list-item>
            <text:list-item>
              <text:p text:style-name="P2">has passenger platform <text:span text:style-name="T17">(yes/no)</text:span></text:p>
            </text:list-item>
            <text:list-item>
              <text:p text:style-name="P2">Allows electric traction <text:span text:style-name="T17">(yes/no)</text:span></text:p>
            </text:list-item>
            <text:list-item>
              <text:p text:style-name="P2">Custom platform name if just the ordinal number is not enough</text:p>
              <text:list>
                <text:list-item>
                  <text:p text:style-name="P14"><text:span text:style-name="T2">Example: Platform “1 </text:span><text:span text:style-name="T3">Bis</text:span><text:span text:style-name="T2">” could be different from platform “1”</text:span></text:p>
                </text:list-item>
              </text:list>
            </text:list-item>
            <text:list-item>
              <text:p text:style-name="P5"><text:span text:style-name="T10">Current implementation:</text:span><text:span text:style-name="T6"> n</text:span><text:span text:style-name="T5">o way to allow electric traction only on some of the tracks<text:line-break/></text:span><text:span text:style-name="T6">or to set maximum train length</text:span></text:p>
            </text:list-item>
          </text:list>
        </text:list-item>
        <text:list-item>
          <text:p text:style-name="P2">Ability to set specific routes from each platform</text:p>
          <text:list>
            <text:list-item>
              <text:p text:style-name="P2">Each side of each platform can be connected to none/one/multiple nodes</text:p>
            </text:list-item>
            <text:list-item>
              <text:p text:style-name="P2">Each node represents a line going out from the station</text:p>
              <text:list>
                <text:list-item>
                  <text:p text:style-name="P2">Example: From platform 1 of station A you can go either to station B or C</text:p>
                </text:list-item>
                <text:list-item>
                  <text:p text:style-name="P2">BUT from platform 2 you can only go to station B (not C)</text:p>
                </text:list-item>
                <text:list-item>
                  <text:p text:style-name="P2">And platform 3 has a dead end so you cannot go forward</text:p>
                </text:list-item>
              </text:list>
            </text:list-item>
            <text:list-item>
              <text:p text:style-name="P2">You can describe <text:span text:style-name="T4">reverse loops</text:span></text:p>
              <text:list>
                <text:list-item>
                  <text:p text:style-name="P3">The program will automatically know if a train has to change direction in a station</text:p>
                </text:list-item>
                <text:list-item>
                  <text:p text:style-name="P4">In future this can be combined with knowing if a train is reversible or needs to switch the engine</text:p>
                </text:list-item>
              </text:list>
            </text:list-item>
            <text:list-item>
              <text:p text:style-name="P4"><text:span text:style-name="T7">C</text:span><text:span text:style-name="T9">urrent implementation:</text:span><text:span text:style-name="T5"> from each platform you can go to each connected station</text:span></text:p>
            </text:list-item>
          </text:list>
        </text:list-item>
        <text:list-item>
          <text:p text:style-name="P3">Ability to describe each section of railway line</text:p>
          <text:list>
            <text:list-item>
              <text:p text:style-name="P3">Number of tracks (If only 1, trains cannot cross each other)</text:p>
            </text:list-item>
            <text:list-item>
              <text:p text:style-name="P3">Distance between 2 consecutive stations (in scale km)</text:p>
            </text:list-item>
            <text:list-item>
              <text:p text:style-name="P3">Maximum speed allowed</text:p>
            </text:list-item>
            <text:list-item>
              <text:p text:style-name="P3">Allows electric traction <text:span text:style-name="T17">(yes/no)</text:span></text:p>
            </text:list-item>
            <text:list-item>
              <text:p text:style-name="P7"><text:span text:style-name="T7">C</text:span><text:span text:style-name="T8">urrent implementation:</text:span> doesn’t allow to set number of tracks and is limited in setting max-speed for the whole line instead of for each segment</text:p>
            </text:list-item>
          </text:list>
        </text:list-item>
        <text:list-item>
          <text:p text:style-name="P6">Allows to describe passage from single track lines to double track lines</text:p>
        </text:list-item>
        <text:list-item>
          <text:p text:style-name="P6">Allows custom railway line views (Very useful for junctions)</text:p>
          <text:list>
            <text:list-item>
              <text:p text:style-name="P6">You can see the same railway segments in multiple graph combined with different consecutive segments:</text:p>
              <text:list>
                <text:list-item>
                  <text:p text:style-name="P6">Graph: A-B-C</text:p>
                </text:list-item>
                <text:list-item>
                  <text:p text:style-name="P6">Graph: A-B-D</text:p>
                </text:list-item>
                <text:list-item>
                  <text:p text:style-name="P6">Graph: C-B-D</text:p>
                </text:list-item>
                <text:list-item>
                  <text:p text:style-name="P6">First 2 graph have in common the segment A-B and last 2 have in common segment B-D</text:p>
                </text:list-item>
              </text:list>
            </text:list-item>
            <text:list-item>
              <text:p text:style-name="P13"><text:span text:style-name="T11">C</text:span><text:span text:style-name="T12">urrent implementation:</text:span><text:span text:style-name="T1"> has the limitation to not repeat same segment twice so it would be:</text:span></text:p>
              <text:list>
                <text:list-item>
                  <text:p text:style-name="P7">Graph: A-B-C</text:p>
                </text:list-item>
                <text:list-item>
                  <text:p text:style-name="P7">Graph: B-D</text:p>
                </text:list-item>
                <text:list-item>
                  <text:p text:style-name="P7">A train going from A to D would be split in 2 different graph</text:p>
                </text:list-item>
              </text:list>
            </text:list-item>
          </text:list>
        </text:list-item>
      </text:list>
      <text:p text:style-name="P1"/>
      <text:p text:style-name="P9">CONS:</text:p>
      <text:list xml:id="list2917321588" text:style-name="L2">
        <text:list-item>
          <text:p text:style-name="P11">Adding station will be more difficult because you have to connect each platform to each node and set length for each platform</text:p>
        </text:list-item>
        <text:list-item>
          <text:p text:style-name="P12">Mitigation:</text:p>
          <text:list>
            <text:list-item>
              <text:p text:style-name="P11">The program can automate part of the process, making it faster to add stations and more intuitive (maybe by suggesting sensible operations, and by blocking wrong operations)</text:p>
            </text:list-item>
            <text:list-item>
              <text:p text:style-name="P11"><text:soft-page-break/>Once station import <text:span text:style-name="T19">feature </text:span>is added, data can be pulled from a central FREMO station database or <text:span text:style-name="T20">from a </text:span>local station database <text:span text:style-name="T15">made in advance:</text:span></text:p>
              <text:list>
                <text:list-item>
                  <text:p text:style-name="P11"><text:span text:style-name="T13">T</text:span>he annoying process of adding station will be done only once</text:p>
                </text:list-item>
                <text:list-item>
                  <text:p text:style-name="P11">Later you import stations from this databases and just need to setup connection<text:span text:style-name="T14">s</text:span> between different stations (set distance, line track count and max speed)</text:p>
                </text:list-item>
                <text:list-item>
                  <text:p text:style-name="P11">Or you can import the whole layout (stations AND railway connections)</text:p>
                </text:list-item>
              </text:list>
            </text:list-item>
          </text:list>
        </text:list-item>
      </text:list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2T14:46:53.063000000</meta:creation-date>
    <dc:date>2021-02-22T15:53:28.207000000</dc:date>
    <meta:editing-duration>PT55M58S</meta:editing-duration>
    <meta:editing-cycles>17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5" meta:word-count="504" meta:character-count="2750" meta:non-whitespace-character-count="2333"/>
  </office:meta>
</office:document-meta>
</file>